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ubanpost(Md=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string" calcext:value-type="string">
            <text:p>WTM</text:p>
          </table:table-cell>
          <table:table-cell office:value-type="float" office:value="0.36828" calcext:value-type="float">
            <text:p>0.36828</text:p>
          </table:table-cell>
          <table:table-cell office:value-type="float" office:value="0.45131" calcext:value-type="float">
            <text:p>0.45131</text:p>
          </table:table-cell>
          <table:table-cell office:value-type="float" office:value="0.3541" calcext:value-type="float">
            <text:p>0.3541</text:p>
          </table:table-cell>
          <table:table-cell office:value-type="string" calcext:value-type="string">
            <text:p>para=0.5;minwordfreq=10;mintagfreq=10;selfTrans=0.2;commonLimit=2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float" office:value="0.31453" calcext:value-type="float">
            <text:p>0.31453</text:p>
          </table:table-cell>
          <table:table-cell office:value-type="float" office:value="0.30884" calcext:value-type="float">
            <text:p>0.30884</text:p>
          </table:table-cell>
          <table:table-cell office:value-type="float" office:value="0.26602" calcext:value-type="float">
            <text:p>0.26602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27914" calcext:value-type="float">
            <text:p>0.27914</text:p>
          </table:table-cell>
          <table:table-cell office:value-type="float" office:value="0.26815" calcext:value-type="float">
            <text:p>0.26815</text:p>
          </table:table-cell>
          <table:table-cell office:value-type="float" office:value="0.23365" calcext:value-type="float">
            <text:p>0.23365</text:p>
          </table:table-cell>
          <table:table-cell office:value-type="string" calcext:value-type="string">
            <text:p>K=5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1926" calcext:value-type="float">
            <text:p>0.21926</text:p>
          </table:table-cell>
          <table:table-cell office:value-type="float" office:value="0.19369" calcext:value-type="float">
            <text:p>0.19369</text:p>
          </table:table-cell>
          <table:table-cell/>
        </table:table-row>
        <table:table-row table:style-name="ro1">
          <table:table-cell office:value-type="string" calcext:value-type="string">
            <text:p>TPR</text:p>
          </table:table-cell>
          <table:table-cell office:value-type="float" office:value="0.21436" calcext:value-type="float">
            <text:p>0.21436</text:p>
          </table:table-cell>
          <table:table-cell office:value-type="float" office:value="0.18183" calcext:value-type="float">
            <text:p>0.18183</text:p>
          </table:table-cell>
          <table:table-cell office:value-type="float" office:value="0.16829" calcext:value-type="float">
            <text:p>0.16829</text:p>
          </table:table-cell>
          <table:table-cell/>
        </table:table-row>
        <table:table-row table:style-name="ro1">
          <table:table-cell office:value-type="string" calcext:value-type="string">
            <text:p>NoiseTagLdaModel</text:p>
          </table:table-cell>
          <table:table-cell office:value-type="float" office:value="0.21206" calcext:value-type="float">
            <text:p>0.21206</text:p>
          </table:table-cell>
          <table:table-cell office:value-type="float" office:value="0.17785" calcext:value-type="float">
            <text:p>0.17785</text:p>
          </table:table-cell>
          <table:table-cell office:value-type="float" office:value="0.16538" calcext:value-type="float">
            <text:p>0.16538</text:p>
          </table:table-cell>
          <table:table-cell/>
        </table:table-row>
        <table:table-row table:style-name="ro1">
          <table:table-cell office:value-type="string" calcext:value-type="string">
            <text:p>ExpandRankKE</text:p>
          </table:table-cell>
          <table:table-cell office:value-type="float" office:value="0.15213" calcext:value-type="float">
            <text:p>0.15213</text:p>
          </table:table-cell>
          <table:table-cell office:value-type="float" office:value="0.16313" calcext:value-type="float">
            <text:p>0.16313</text:p>
          </table:table-cell>
          <table:table-cell office:value-type="float" office:value="0.13441" calcext:value-type="float">
            <text:p>0.13441</text:p>
          </table:table-cell>
          <table:table-cell/>
        </table:table-row>
        <table:table-row table:style-name="ro1">
          <table:table-cell office:value-type="string" calcext:value-type="string">
            <text:p>WAM</text:p>
          </table:table-cell>
          <table:table-cell office:value-type="float" office:value="0.15112" calcext:value-type="float">
            <text:p>0.15112</text:p>
          </table:table-cell>
          <table:table-cell office:value-type="float" office:value="0.15756" calcext:value-type="float">
            <text:p>0.15756</text:p>
          </table:table-cell>
          <table:table-cell office:value-type="float" office:value="0.13172" calcext:value-type="float">
            <text:p>0.131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gLdaModel</text:p>
          </table:table-cell>
          <table:table-cell office:value-type="float" office:value="0.16191" calcext:value-type="float">
            <text:p>0.16191</text:p>
          </table:table-cell>
          <table:table-cell office:value-type="float" office:value="0.13882" calcext:value-type="float">
            <text:p>0.13882</text:p>
          </table:table-cell>
          <table:table-cell office:value-type="float" office:value="0.12801" calcext:value-type="float">
            <text:p>0.12801</text:p>
          </table:table-cell>
          <table:table-cell/>
        </table:table-row>
        <table:table-row table:style-name="ro1">
          <table:table-cell office:value-type="string" calcext:value-type="string">
            <text:p>TFIDF</text:p>
          </table:table-cell>
          <table:table-cell office:value-type="float" office:value="0.12962" calcext:value-type="float">
            <text:p>0.12962</text:p>
          </table:table-cell>
          <table:table-cell office:value-type="float" office:value="0.14525" calcext:value-type="float">
            <text:p>0.14525</text:p>
          </table:table-cell>
          <table:table-cell office:value-type="float" office:value="0.11725" calcext:value-type="float">
            <text:p>0.11725</text:p>
          </table:table-cell>
          <table:table-cell/>
        </table:table-row>
        <table:table-row table:style-name="ro1">
          <table:table-cell office:value-type="string" calcext:value-type="string">
            <text:p>WAMsample</text:p>
          </table:table-cell>
          <table:table-cell office:value-type="float" office:value="0.10288" calcext:value-type="float">
            <text:p>0.10288</text:p>
          </table:table-cell>
          <table:table-cell office:value-type="float" office:value="0.10819" calcext:value-type="float">
            <text:p>0.10819</text:p>
          </table:table-cell>
          <table:table-cell office:value-type="float" office:value="0.08945" calcext:value-type="float">
            <text:p>0.08945</text:p>
          </table:table-cell>
          <table:table-cell office:value-type="string" calcext:value-type="string">
            <text:p>Para=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eywordpost(Md=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string" calcext:value-type="string">
            <text:p>TFIDF</text:p>
          </table:table-cell>
          <table:table-cell office:value-type="float" office:value="0.21508" calcext:value-type="float">
            <text:p>0.21508</text:p>
          </table:table-cell>
          <table:table-cell office:value-type="float" office:value="0.24943" calcext:value-type="float">
            <text:p>0.24943</text:p>
          </table:table-cell>
          <table:table-cell office:value-type="float" office:value="0.22591" calcext:value-type="float">
            <text:p>0.22591</text:p>
          </table:table-cell>
          <table:table-cell/>
        </table:table-row>
        <table:table-row table:style-name="ro1">
          <table:table-cell office:value-type="string" calcext:value-type="string">
            <text:p>ExpandRankKE</text:p>
          </table:table-cell>
          <table:table-cell office:value-type="float" office:value="0.20291" calcext:value-type="float">
            <text:p>0.20291</text:p>
          </table:table-cell>
          <table:table-cell office:value-type="float" office:value="0.23672" calcext:value-type="float">
            <text:p>0.23672</text:p>
          </table:table-cell>
          <table:table-cell office:value-type="float" office:value="0.21368" calcext:value-type="float">
            <text:p>0.21368</text:p>
          </table:table-cell>
          <table:table-cell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0.19729" calcext:value-type="float">
            <text:p>0.19729</text:p>
          </table:table-cell>
          <table:table-cell office:value-type="float" office:value="0.24835" calcext:value-type="float">
            <text:p>0.24835</text:p>
          </table:table-cell>
          <table:table-cell office:value-type="float" office:value="0.21267" calcext:value-type="float">
            <text:p>0.21267</text:p>
          </table:table-cell>
          <table:table-cell/>
        </table:table-row>
        <table:table-row table:style-name="ro1">
          <table:table-cell office:value-type="string" calcext:value-type="string">
            <text:p>WAM</text:p>
          </table:table-cell>
          <table:table-cell office:value-type="float" office:value="0.20011" calcext:value-type="float">
            <text:p>0.20011</text:p>
          </table:table-cell>
          <table:table-cell office:value-type="float" office:value="0.23141" calcext:value-type="float">
            <text:p>0.23141</text:p>
          </table:table-cell>
          <table:table-cell office:value-type="float" office:value="0.21021" calcext:value-type="float">
            <text:p>0.21021</text:p>
          </table:table-cell>
          <table:table-cell office:value-type="string" calcext:value-type="string">
            <text:p>Para=1.0;ScoreLimit=0.1</text:p>
          </table:table-cell>
        </table:table-row>
        <table:table-row table:style-name="ro1">
          <table:table-cell office:value-type="string" calcext:value-type="string">
            <text:p>WAMsample</text:p>
          </table:table-cell>
          <table:table-cell office:value-type="float" office:value="0.19841" calcext:value-type="float">
            <text:p>0.19841</text:p>
          </table:table-cell>
          <table:table-cell office:value-type="float" office:value="0.22931" calcext:value-type="float">
            <text:p>0.22931</text:p>
          </table:table-cell>
          <table:table-cell office:value-type="float" office:value="0.20836" calcext:value-type="float">
            <text:p>0.20836</text:p>
          </table:table-cell>
          <table:table-cell office:value-type="string" calcext:value-type="string">
            <text:p>Para=0.8</text:p>
          </table:table-cell>
        </table:table-row>
        <table:table-row table:style-name="ro1">
          <table:table-cell office:value-type="string" calcext:value-type="string">
            <text:p>WAMwithtitleInstead</text:p>
          </table:table-cell>
          <table:table-cell office:value-type="float" office:value="0.19721" calcext:value-type="float">
            <text:p>0.19721</text:p>
          </table:table-cell>
          <table:table-cell office:value-type="float" office:value="0.22687" calcext:value-type="float">
            <text:p>0.22687</text:p>
          </table:table-cell>
          <table:table-cell office:value-type="float" office:value="0.20676" calcext:value-type="float">
            <text:p>0.20676</text:p>
          </table:table-cell>
          <table:table-cell office:value-type="string" calcext:value-type="string">
            <text:p>Para=0.5;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19014" calcext:value-type="float">
            <text:p>0.19014</text:p>
          </table:table-cell>
          <table:table-cell office:value-type="float" office:value="0.23957" calcext:value-type="float">
            <text:p>0.23957</text:p>
          </table:table-cell>
          <table:table-cell office:value-type="float" office:value="0.20463" calcext:value-type="float">
            <text:p>0.20463</text:p>
          </table:table-cell>
          <table:table-cell/>
        </table:table-row>
        <table:table-row table:style-name="ro1">
          <table:table-cell office:value-type="string" calcext:value-type="string">
            <text:p>TAM</text:p>
          </table:table-cell>
          <table:table-cell office:value-type="float" office:value="0.10893" calcext:value-type="float">
            <text:p>0.10893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1153" calcext:value-type="float">
            <text:p>0.1153</text:p>
          </table:table-cell>
          <table:table-cell/>
        </table:table-row>
        <table:table-row table:style-name="ro1">
          <table:table-cell office:value-type="string" calcext:value-type="string">
            <text:p>NoiseTagLdaModel</text:p>
          </table:table-cell>
          <table:table-cell office:value-type="float" office:value="0.07388" calcext:value-type="float">
            <text:p>0.07388</text:p>
          </table:table-cell>
          <table:table-cell office:value-type="float" office:value="0.09015" calcext:value-type="float">
            <text:p>0.09015</text:p>
          </table:table-cell>
          <table:table-cell office:value-type="float" office:value="0.07902" calcext:value-type="float">
            <text:p>0.07902</text:p>
          </table:table-cell>
          <table:table-cell/>
        </table:table-row>
        <table:table-row table:style-name="ro1">
          <table:table-cell office:value-type="string" calcext:value-type="string">
            <text:p>TPR</text:p>
          </table:table-cell>
          <table:table-cell office:value-type="float" office:value="0.07315" calcext:value-type="float">
            <text:p>0.07315</text:p>
          </table:table-cell>
          <table:table-cell office:value-type="float" office:value="0.08589" calcext:value-type="float">
            <text:p>0.08589</text:p>
          </table:table-cell>
          <table:table-cell office:value-type="float" office:value="0.07732" calcext:value-type="float">
            <text:p>0.07732</text:p>
          </table:table-cell>
          <table:table-cell/>
        </table:table-row>
        <table:table-row table:style-name="ro1">
          <table:table-cell office:value-type="string" calcext:value-type="string">
            <text:p>TagLdaModel</text:p>
          </table:table-cell>
          <table:table-cell office:value-type="float" office:value="0.04871" calcext:value-type="float">
            <text:p>0.04871</text:p>
          </table:table-cell>
          <table:table-cell office:value-type="float" office:value="0.05879" calcext:value-type="float">
            <text:p>0.05879</text:p>
          </table:table-cell>
          <table:table-cell office:value-type="float" office:value="0.05194" calcext:value-type="float">
            <text:p>0.05194</text:p>
          </table:table-cell>
          <table:table-cell/>
        </table:table-row>
      </table:table>
      <table:named-expressions/>
      <table:database-ranges>
        <table:database-range table:name="__Anonymous_Sheet_DB__0" table:target-range-address="工作表1.A3:工作表1.E1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00／00／00</text:date>, <text:time style:data-style-name="N2" text:time-value="23:29:02.12975578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30:35.096062830</meta:creation-date>
    <dc:date>2015-12-06T23:55:18.927322995</dc:date>
    <meta:editing-duration>PT6H34M47S</meta:editing-duration>
    <meta:editing-cycles>47</meta:editing-cycles>
    <meta:generator>LibreOffice/4.2.8.2$Linux_X86_64 LibreOffice_project/420m0$Build-2</meta:generator>
    <meta:document-statistic meta:table-count="1" meta:cell-count="103" meta:object-count="0"/>
  </office:meta>
</office:document-meta>
</file>